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a89f" officeooo:paragraph-rsid="0006a89f"/>
    </style:style>
    <style:style style:name="P2" style:family="paragraph" style:parent-style-name="Standard">
      <style:text-properties officeooo:rsid="0006a89f" officeooo:paragraph-rsid="00084f2a"/>
    </style:style>
    <style:style style:name="P3" style:family="paragraph" style:parent-style-name="Standard">
      <style:text-properties style:text-underline-style="solid" style:text-underline-width="auto" style:text-underline-color="font-color" fo:font-weight="bold" officeooo:rsid="0006a89f" officeooo:paragraph-rsid="0006a89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b4da9" officeooo:paragraph-rsid="000b4da9"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d898f" officeooo:paragraph-rsid="000d898f"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ac9c" officeooo:paragraph-rsid="000eac9c"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41e80" officeooo:paragraph-rsid="00141e80" style:font-weight-asian="bold" style:font-weight-complex="bold"/>
    </style:style>
    <style:style style:name="P8" style:family="paragraph" style:parent-style-name="Standard">
      <style:text-properties officeooo:rsid="000b4da9" officeooo:paragraph-rsid="000b4da9"/>
    </style:style>
    <style:style style:name="P9" style:family="paragraph" style:parent-style-name="Standard">
      <style:text-properties officeooo:rsid="000d898f" officeooo:paragraph-rsid="000d898f"/>
    </style:style>
    <style:style style:name="P10" style:family="paragraph" style:parent-style-name="Standard">
      <style:text-properties officeooo:rsid="000eac9c" officeooo:paragraph-rsid="000eac9c"/>
    </style:style>
    <style:style style:name="P11" style:family="paragraph" style:parent-style-name="Standard">
      <style:text-properties officeooo:rsid="0012bdda" officeooo:paragraph-rsid="0012bdda"/>
    </style:style>
    <style:style style:name="P12" style:family="paragraph" style:parent-style-name="Standard">
      <style:text-properties officeooo:rsid="0013537d" officeooo:paragraph-rsid="0013537d"/>
    </style:style>
    <style:style style:name="P13" style:family="paragraph" style:parent-style-name="Standard">
      <style:text-properties style:text-underline-style="none" fo:font-weight="normal" officeooo:rsid="00150d05" officeooo:paragraph-rsid="00150d05" style:font-weight-asian="normal" style:font-weight-complex="normal"/>
    </style:style>
    <style:style style:name="P14" style:family="paragraph" style:parent-style-name="Standard">
      <style:text-properties style:text-underline-style="none" fo:font-weight="normal" officeooo:rsid="00141e80" officeooo:paragraph-rsid="00141e80" style:font-weight-asian="normal" style:font-weight-complex="normal"/>
    </style:style>
    <style:style style:name="T1" style:family="text">
      <style:text-properties officeooo:rsid="00071078"/>
    </style:style>
    <style:style style:name="T2" style:family="text">
      <style:text-properties officeooo:rsid="000c17fd"/>
    </style:style>
    <style:style style:name="T3" style:family="text">
      <style:text-properties officeooo:rsid="000e8fb2"/>
    </style:style>
    <style:style style:name="T4" style:family="text">
      <style:text-properties officeooo:rsid="000fcd2e"/>
    </style:style>
    <style:style style:name="T5" style:family="text">
      <style:text-properties officeooo:rsid="001158bc"/>
    </style:style>
    <style:style style:name="T6" style:family="text">
      <style:text-properties officeooo:rsid="00156371"/>
    </style:style>
    <style:style style:name="T7" style:family="text">
      <style:text-properties officeooo:rsid="001700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Quel sont les 2 types de jiontures ?</text:p>
      <text:p text:style-name="P1"/>
      <text:p text:style-name="P2">Jointure <text:span text:style-name="T6">avec</text:span> index <text:span text:style-name="T1">(très courante) : on effectue naturellement la jointure sur les clé primaires/étrangères (non bloquant).</text:span></text:p>
      <text:p text:style-name="P2"><text:span text:style-name="T1"><text:s/></text:span>jointure sans index : <text:span text:style-name="T2">3 algorithmes : jointure par boucle imbriquées, jointure par tri-fusion, jointure par hachage.</text:span></text:p>
      <text:p text:style-name="P1"/>
      <text:p text:style-name="P4">2) Que fait indexJ<text:span text:style-name="T5">oi</text:span>n ?</text:p>
      <text:p text:style-name="P8"/>
      <text:p text:style-name="P8">À partir de l’opérateur fullscan sur la première table il récupère le nuplet et la valeur du foreignKey qu’il va chercher dans l’index de clé primaire de l’autre table, puis avec cette valeur d’index il fait un directAcces pour récupérer le nuplet de l’autre table.</text:p>
      <text:p text:style-name="P8">Cela permet un pipelinage complet (non bloquant).</text:p>
      <text:p text:style-name="P8"/>
      <text:p text:style-name="P5">3) Comment fonctionne la jointure par boucle imbriquée ?</text:p>
      <text:p text:style-name="P9"/>
      <text:p text:style-name="P9">Ne fonctionne que sur de petite tables.</text:p>
      <text:p text:style-name="P9">Pour chaque nuplet de la première table on parcours la deuxième table pour trouver ça liaison. <text:span text:style-name="T3">O(n²).</text:span></text:p>
      <text:p text:style-name="P11">Si une des deux tables tiens en mémoire, l’algo chargera alors cette table en mémoire et ne devra parcourir la deuxième table qu’une fois pour faire la jointure.</text:p>
      <text:p text:style-name="P12">Si aucune table ne tiens en mémoire, on peut découper une des deux tables en fragments, par conséquent le nombre de lecture de la seconde table est divisé par le nombre de fragment. Ceci est plus rentable que de parcourir n fois les deux tables.</text:p>
      <text:p text:style-name="P9"/>
      <text:p text:style-name="P6">4) Comment est choisie <text:span text:style-name="T4">l’algorithme</text:span> de jointure ?</text:p>
      <text:p text:style-name="P10"/>
      <text:p text:style-name="P10">Le système choisit l’algorithme le plus efficace en fonction de statistique : il regarde la taille des tables, l’espace en mémoire … <text:span text:style-name="T7">Si un index est présent, la jointure avec index est souvent prisé.</text:span></text:p>
      <text:p text:style-name="P10"/>
      <text:p text:style-name="P7">5) Qu’es ce que la jointure par tri fusion ?</text:p>
      <text:p text:style-name="P13">Jointure à 2 phase :</text:p>
      <text:p text:style-name="P13">- trie des deux table sur l’attribut de jointure</text:p>
      <text:p text:style-name="P13">- Puis on fusionnne</text:p>
      <text:p text:style-name="P14"/>
      <text:p text:style-name="P7">6) Qu’es ce que la jointure par hachage ?</text:p>
      <text:p text:style-name="P13">On décompose les 2 tables en fragment par une fonction de hachage puis on associe les frag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4:37:13.597800476</meta:creation-date>
    <dc:date>2020-03-23T17:14:51.030562876</dc:date>
    <meta:editing-duration>PT38M25S</meta:editing-duration>
    <meta:editing-cycles>16</meta:editing-cycles>
    <meta:generator>LibreOffice/6.0.7.3$Linux_X86_64 LibreOffice_project/00m0$Build-3</meta:generator>
    <meta:document-statistic meta:table-count="0" meta:image-count="0" meta:object-count="0" meta:page-count="1" meta:paragraph-count="19" meta:word-count="304" meta:character-count="1735" meta:non-whitespace-character-count="1451"/>
  </office:meta>
</office:document-meta>
</file>